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19d67" officeooo:paragraph-rsid="001ba2bc"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bold" officeooo:rsid="00119d67" officeooo:paragraph-rsid="00119d67" style:font-size-asian="16pt" style:font-weight-asian="bold" style:font-size-complex="16pt" style:font-weight-complex="bold"/>
    </style:style>
    <style:style style:name="P3" style:family="paragraph" style:parent-style-name="Standard">
      <style:paragraph-properties fo:line-height="150%" fo:text-align="start" style:justify-single-word="false"/>
      <style:text-properties fo:font-size="12pt" fo:font-weight="bold" officeooo:rsid="00119d67" officeooo:paragraph-rsid="00119d67" style:font-size-asian="10.5pt" style:font-weight-asian="bold" style:font-size-complex="12pt" style:font-weight-complex="bold"/>
    </style:style>
    <style:style style:name="P4" style:family="paragraph" style:parent-style-name="Standard">
      <style:paragraph-properties fo:line-height="150%" fo:text-align="start" style:justify-single-word="false"/>
      <style:text-properties fo:font-size="12pt" fo:font-weight="normal" officeooo:rsid="00119d67" officeooo:paragraph-rsid="00119d67"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fo:font-size="12pt" fo:font-weight="normal" officeooo:rsid="00119d67" officeooo:paragraph-rsid="0012e7b9"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fo:font-size="12pt" fo:font-weight="normal" officeooo:rsid="0012e7b9" officeooo:paragraph-rsid="0013a15f"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fo:font-size="12pt" fo:font-weight="normal" officeooo:rsid="0013a15f" officeooo:paragraph-rsid="00165482"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fo:font-size="12pt" fo:font-weight="normal" officeooo:rsid="0013a15f" officeooo:paragraph-rsid="0013a15f"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fo:font-size="12pt" fo:font-weight="normal" officeooo:rsid="0019fdcd" officeooo:paragraph-rsid="001a40be"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fo:font-size="12pt" fo:font-weight="normal" officeooo:rsid="0012e7b9" officeooo:paragraph-rsid="0012e7b9"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fo:font-size="12pt" fo:font-weight="normal" officeooo:rsid="0014b686" officeooo:paragraph-rsid="00165482" style:font-size-asian="10.5pt" style:font-weight-asian="normal" style:font-size-complex="12pt" style:font-weight-complex="normal"/>
    </style:style>
    <style:style style:name="T1" style:family="text">
      <style:text-properties officeooo:rsid="0012e7b9"/>
    </style:style>
    <style:style style:name="T2" style:family="text">
      <style:text-properties officeooo:rsid="0013a15f"/>
    </style:style>
    <style:style style:name="T3" style:family="text">
      <style:text-properties officeooo:rsid="0014b686"/>
    </style:style>
    <style:style style:name="T4" style:family="text">
      <style:text-properties officeooo:rsid="00184d1c"/>
    </style:style>
    <style:style style:name="T5" style:family="text">
      <style:text-properties officeooo:rsid="001a40be"/>
    </style:style>
    <style:style style:name="T6" style:family="text">
      <style:text-properties officeooo:rsid="001a6136"/>
    </style:style>
    <style:style style:name="T7" style:family="text">
      <style:text-properties officeooo:rsid="001a7f51"/>
    </style:style>
    <style:style style:name="T8" style:family="text">
      <style:text-properties fo:font-size="12pt" style:font-size-asian="10.5pt" style:font-size-complex="12pt"/>
    </style:style>
    <style:style style:name="T9" style:family="text">
      <style:text-properties officeooo:rsid="001d12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ree Planting Project<text:span text:style-name="T9"> (TTPP) - </text:span><text:span text:style-name="T8">An Overview</text:span></text:p>
      <text:p text:style-name="P2"/>
      <text:p text:style-name="P3"/>
      <text:p text:style-name="P4">The Project in Simple in concept, Simple and Easy to Understand, and intentionally of a <text:span text:style-name="T4">very </text:span>Short <text:span text:style-name="T4">D</text:span>uration. <text:s/></text:p>
      <text:p text:style-name="P4"/>
      <text:p text:style-name="P4">This Four Year project begins with one year of Fund Raising.</text:p>
      <text:p text:style-name="P4"/>
      <text:p text:style-name="P4">Years Two and Three are dedicated to turning Tree Seeds into Tree Seedlings of roughly 1.5 meters in height<text:span text:style-name="T1"> by the end of Year Three.</text:span></text:p>
      <text:p text:style-name="P4"/>
      <text:p text:style-name="P4">Year Four completes the main work <text:span text:style-name="T1">of the Project </text:span>with the planting of <text:span text:style-name="T3">104</text:span>,<text:span text:style-name="T3">805</text:span>,<text:span text:style-name="T3">610,697</text:span> Tree Seedlings in 28 tropical countries.</text:p>
      <text:p text:style-name="P4"/>
      <text:p text:style-name="P5">As these trees grow, they will <text:span text:style-name="T1">sequester or </text:span>offset the CO2 in the Atmosphere<text:span text:style-name="T1"> surpassing the IPCC Report's (Oct 8, 2018) goal of a 45% reduction by 2030 and a further 55% reduction to zero by 2050 (some 36M tCO2e overall).</text:span></text:p>
      <text:p text:style-name="P10">The Project expectation is meeting the 45% reduction by 2028 and the 55% reduction by 2034. </text:p>
      <text:p text:style-name="P5"/>
      <text:p text:style-name="P6">In order to ensure this happens, there is a <text:span text:style-name="T2">small </text:span>30 year Maintenance role beginning after the Fourth Year, to ensure all trees survive, replacing diseased<text:span text:style-name="T2"> ones</text:span>, damaged or otherwise lost ones <text:span text:style-name="T2">in sufficient numbers to maintain the Projects' reduction Goals.</text:span></text:p>
      <text:p text:style-name="P6"/>
      <text:p text:style-name="P7">Besides this Primary goal of Reducing CO2 to mitigate some of the effects of Climate Change, the Project founders felt this would be an ideal opportunity to reduce Poverty at the same time, by employing those Below The Poverty Line (BTPL) in the designated countries for both Seed Growing followed by Tree Planting in Years Two, Three and Four, as well as the ongoing tree Maintenance in the years following<text:span text:style-name="T6"> Year Four. </text:span></text:p>
      <text:p text:style-name="P11">This would offer 366,453,184 - those BTPL a "Step Up" by providing each Family with a small plot of land to farm, to grow most, if not all of their own food, and an opportunity to share any surplus with their neighbours and/or sell locally. This is also where all those seedlings will be grown and eventually in Year Four, this land will be used to permanently plant all the trees for this Project.</text:p>
      <text:p text:style-name="P7"/>
      <text:p text:style-name="P7"><text:soft-page-break/></text:p>
      <text:p text:style-name="P9">Of the over 140 Tropical countries, just 28 have been selected because they have sufficient land, have many members BTPL, and the<text:span text:style-name="T9">y</text:span> <text:span text:style-name="T7">demonstrate the </text:span>expectation of co-operation to implement the TTPP project in their respective countr<text:span text:style-name="T9">ies</text:span>.<text:span text:style-name="T5"> Tropical rather than Temperate countries were selected because the Tree Growth rate is 2-3 times greater in the Tropics, greatly assisting one of the aims of the Project for a speedy implementation.</text:span></text:p>
      <text:p text:style-name="P9"/>
      <text:p text:style-name="P9"/>
      <text:p text:style-name="P9"/>
      <text:p text:style-name="P9"><text:span text:style-name="T5"><text:s/></text:span><text:s text:c="2"/></text:p>
      <text:p text:style-name="P7"/>
      <text:p text:style-name="P7"/>
      <text:p text:style-name="P8"/>
      <text:p text:style-name="P8"/>
      <text:p text:style-name="P6"/>
      <text:p text:style-name="P6"><text:s/></text:p>
      <text:p text:style-name="P5"><tex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4T15:37:06.320943768</meta:creation-date>
    <dc:date>2019-06-05T07:58:23.148959501</dc:date>
    <meta:editing-duration>PT19M12S</meta:editing-duration>
    <meta:editing-cycles>6</meta:editing-cycles>
    <meta:generator>LibreOffice/5.1.6.2$Linux_X86_64 LibreOffice_project/10m0$Build-2</meta:generator>
    <meta:print-date>2019-06-04T16:33:24.140370676</meta:print-date>
    <meta:document-statistic meta:table-count="0" meta:image-count="0" meta:object-count="0" meta:page-count="2" meta:paragraph-count="14" meta:word-count="394" meta:character-count="2301" meta:non-whitespace-character-count="1909"/>
  </office:meta>
</office:document-meta>
</file>